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67b1ff" draw:stroke="none" fo:margin="1.000000000000000pt" style:wrap="biggest" style:wrap-dynamic-threshold="0.000000000000000pt" svg:fill-rule="evenodd"/>
    </style:style>
    <style:style style:name="gr3" style:family="graphic">
      <style:graphic-properties draw:fill="solid" draw:fill-color="#0000b4" draw:stroke="none" fo:margin="1.000000000000000pt" style:wrap="biggest" style:wrap-dynamic-threshold="0.000000000000000pt" svg:fill-rule="evenodd"/>
    </style:style>
    <style:style style:name="gr4" style:family="graphic">
      <style:graphic-properties draw:fill="solid" draw:fill-color="#ffffff" draw:stroke="none" fo:margin="1.000000000000000pt" style:wrap="biggest" style:wrap-dynamic-threshold="0.000000000000000pt" svg:fill-rule="nonzero"/>
    </style:style>
    <style:style style:name="gr5" style:family="graphic">
      <style:graphic-properties draw:fill="solid" draw:fill-color="#cc0000" draw:stroke="none" fo:margin="1.000000000000000pt" style:wrap="biggest" style:wrap-dynamic-threshold="0.000000000000000pt" svg:fill-rule="nonzero"/>
    </style:style>
    <style:style style:name="gr6" style:family="graphic">
      <style:graphic-properties draw:fill="solid" draw:fill-color="#ffffff" draw:stroke="none" fo:margin="1.000000000000000pt" style:wrap="biggest" style:wrap-dynamic-threshold="0.000000000000000pt" svg:fill-rule="evenodd"/>
    </style:style>
    <style:style style:name="gr7" style:family="graphic">
      <style:graphic-properties draw:fill="solid" draw:fill-color="#da0000" draw:stroke="none" fo:margin="1.000000000000000pt" style:wrap="biggest" style:wrap-dynamic-threshold="0.000000000000000pt" svg:fill-rule="evenodd"/>
    </style:style>
    <style:style style:name="gr8" style:family="graphic">
      <style:graphic-properties draw:fill="solid" draw:fill-color="#f6efec" draw:stroke="solid" draw:stroke-linejoin="miter" fo:margin="1.000000000000000pt" style:wrap="biggest" style:wrap-dynamic-threshold="0.000000000000000pt" svg:fill-rule="evenodd" svg:stroke-color="#000000" svg:stroke-opacity="1" svg:stroke-width="0.600000000000000pt"/>
    </style:style>
    <style:style style:name="gr9" style:family="graphic">
      <style:graphic-properties draw:fill="solid" draw:fill-color="#ffff00" draw:stroke="solid" draw:stroke-linejoin="miter" fo:margin="1.000000000000000pt" style:wrap="biggest" style:wrap-dynamic-threshold="0.000000000000000pt" svg:fill-rule="evenodd" svg:stroke-color="#000000" svg:stroke-opacity="1" svg:stroke-width="0.700000000000000pt"/>
    </style:style>
    <style:style style:name="gr10" style:family="graphic">
      <style:graphic-properties draw:fill="solid" draw:fill-color="#ffff00" draw:stroke="solid" draw:stroke-linejoin="miter" fo:margin="1.000000000000000pt" style:wrap="biggest" style:wrap-dynamic-threshold="0.000000000000000pt" svg:fill-rule="evenodd" svg:stroke-color="#000000" svg:stroke-opacity="1" svg:stroke-width="0.400000000000000pt"/>
    </style:style>
    <style:style style:name="gr11" style:family="graphic">
      <style:graphic-properties draw:fill="solid" draw:fill-color="#ffff00" draw:stroke="solid" draw:stroke-linejoin="miter" fo:margin="1.000000000000000pt" style:wrap="biggest" style:wrap-dynamic-threshold="0.000000000000000pt" svg:fill-rule="evenodd" svg:stroke-color="#000000" svg:stroke-opacity="1" svg:stroke-width="0.500000000000000pt"/>
    </style:style>
    <style:style style:name="gr12" style:family="graphic">
      <style:graphic-properties draw:fill="solid" draw:fill-color="#ffff00" draw:stroke="solid" draw:stroke-linejoin="miter" fo:margin="1.000000000000000pt" style:wrap="biggest" style:wrap-dynamic-threshold="0.000000000000000pt" svg:fill-rule="evenodd" svg:stroke-color="#000000" svg:stroke-opacity="1" svg:stroke-width="0.646448800000000pt"/>
    </style:style>
    <style:style style:name="gr13" style:family="graphic">
      <style:graphic-properties draw:fill="solid" draw:fill-color="#ffff00" draw:stroke="solid" draw:stroke-linejoin="miter" fo:margin="1.000000000000000pt" style:wrap="biggest" style:wrap-dynamic-threshold="0.000000000000000pt" svg:fill-rule="evenodd" svg:stroke-color="#000000" svg:stroke-opacity="1" svg:stroke-width="0.432123992000000pt"/>
    </style:style>
    <style:style style:name="gr14" style:family="graphic">
      <style:graphic-properties draw:fill="solid" draw:fill-color="#000000" draw:stroke="none" fo:margin="1.000000000000000pt" style:wrap="biggest" style:wrap-dynamic-threshold="0.000000000000000pt" svg:fill-rule="evenodd"/>
    </style:style>
    <style:style style:name="gr15" style:family="graphic">
      <style:graphic-properties draw:fill="solid" draw:fill-color="#ff7300" draw:stroke="solid" draw:stroke-linejoin="miter" fo:margin="1.000000000000000pt" style:wrap="biggest" style:wrap-dynamic-threshold="0.000000000000000pt" svg:fill-rule="evenodd" svg:stroke-color="#000000" svg:stroke-opacity="1" svg:stroke-width="0.300000000000000pt"/>
    </style:style>
    <style:style style:name="gr16" style:family="graphic">
      <style:graphic-properties draw:fill="solid" draw:fill-color="#b2802e" draw:stroke="solid" draw:stroke-linejoin="miter" fo:margin="1.000000000000000pt" style:wrap="biggest" style:wrap-dynamic-threshold="0.000000000000000pt" svg:fill-rule="evenodd" svg:stroke-color="#000000" svg:stroke-opacity="1" svg:stroke-width="0.082300000000000pt"/>
    </style:style>
    <style:style style:name="gr17" style:family="graphic">
      <style:graphic-properties draw:fill="solid" draw:fill-color="#ffffff" draw:stroke="solid" draw:stroke-linejoin="miter" fo:margin="1.000000000000000pt" style:wrap="biggest" style:wrap-dynamic-threshold="0.000000000000000pt" svg:fill-rule="evenodd" svg:stroke-color="#000000" svg:stroke-opacity="1" svg:stroke-width="0.300000000000000pt"/>
    </style:style>
    <style:style style:name="gr18" style:family="graphic">
      <style:graphic-properties draw:fill="solid" draw:fill-color="#007500" draw:stroke="solid" draw:stroke-linejoin="miter" fo:margin="1.000000000000000pt" style:wrap="biggest" style:wrap-dynamic-threshold="0.000000000000000pt" svg:fill-rule="evenodd" svg:stroke-color="#000000" svg:stroke-opacity="1" svg:stroke-width="0.266416000000000pt"/>
    </style:style>
    <style:style style:name="gr19" style:family="graphic">
      <style:graphic-properties draw:fill="solid" draw:fill-color="#e4cc00" draw:stroke="solid" draw:stroke-linejoin="miter" fo:margin="1.000000000000000pt" style:wrap="biggest" style:wrap-dynamic-threshold="0.000000000000000pt" svg:fill-rule="evenodd" svg:stroke-color="#000000" svg:stroke-opacity="1" svg:stroke-width="0.200000000000000pt"/>
    </style:style>
    <style:style style:name="gr20" style:family="graphic">
      <style:graphic-properties draw:fill="solid" draw:fill-color="#006000" draw:stroke="solid" draw:stroke-linejoin="miter" fo:margin="1.000000000000000pt" style:wrap="biggest" style:wrap-dynamic-threshold="0.000000000000000pt" svg:fill-rule="evenodd" svg:stroke-color="#000000" svg:stroke-opacity="1" svg:stroke-width="0.200000000000000pt"/>
    </style:style>
    <style:style style:name="gr21" style:family="graphic">
      <style:graphic-properties draw:fill="solid" draw:fill-color="#b2802e" draw:stroke="solid" draw:stroke-linejoin="miter" fo:margin="1.000000000000000pt" style:wrap="biggest" style:wrap-dynamic-threshold="0.000000000000000pt" svg:fill-rule="evenodd" svg:stroke-color="#000000" svg:stroke-opacity="1" svg:stroke-width="0.137838400000000pt"/>
    </style:style>
    <style:style style:name="gr22" style:family="graphic">
      <style:graphic-properties draw:fill="solid" draw:fill-color="#004500" draw:stroke="solid" draw:stroke-linejoin="miter" fo:margin="1.000000000000000pt" style:wrap="biggest" style:wrap-dynamic-threshold="0.000000000000000pt" svg:fill-rule="evenodd" svg:stroke-color="#000000" svg:stroke-opacity="1" svg:stroke-width="0.200000000000000pt"/>
    </style:style>
    <style:style style:name="dp2" style:family="drawing-page"/>
  </office:automatic-styles>
  <office:body>
    <office:drawing>
      <draw:page draw:name="page1" draw:id="page1" draw:master-page-name="Default1" draw:style-name="dp2">
        <draw:layer-set>
          <draw:layer draw:name="g1267"/>
        </draw:layer-set>
        <draw:g draw:style-name="gr1" draw:id="shape1" svg:y="0.00000000000pt">
          <draw:path draw:style-name="gr2" draw:id="shape2" draw:name="path688" draw:layer="g1267" svg:width="793.40191267103pt" svg:height="396.70028225620pt" draw:transform="matrix(0.25198421000 0.00000000000 0.00000000000 0.25198421000 0.00000000000pt 0.00001041364pt)" svg:viewBox="0 0 793 397" svg:d="M0 1.09554e-14L0 396.7L793.402 396.7L793.402 0Z" koffice:nodeTypes="ccccc"/>
          <draw:rect draw:style-name="gr3" draw:id="shape3" draw:name="rect962" draw:layer="g1267" svg:width="396.85029600000pt" svg:height="198.42509600000pt" draw:transform="matrix(0.25198421000 0.00000000000 0.00000000000 0.25198421000 0.00000000000pt 0.00000000000pt)"/>
          <draw:g draw:style-name="gr1" draw:id="shape4" draw:name="g584" svg:y="0.00003569387pt">
            <draw:path draw:style-name="gr4" draw:id="shape5" draw:name="path146" draw:layer="g1267" svg:width="48.00000000000pt" svg:height="24.00000000000pt" draw:transform="matrix(2.08333338080 0.00000000000 0.00000000000 2.08333312881 0.00000000000pt 0.00003569387pt)" svg:viewBox="0 0 48 24" svg:d="M0 0L0 2.68328L42.6334 24L48 24L48 21.3167L5.36656 0ZM48 0L48 2.68324L5.36656 24L0 24L0 21.3166L42.6334 0Z" koffice:nodeTypes="cccccccccccccc"/>
            <draw:path draw:style-name="gr4" draw:id="shape6" draw:name="path136" draw:layer="g1267" svg:width="48.00000000000pt" svg:height="24.00000000000pt" draw:transform="matrix(2.08333338080 0.00000000000 0.00000000000 2.08333312881 0.00000000000pt 0.00003569387pt)" svg:viewBox="0 0 48 24" svg:d="M20 0L20 24L28 24L28 0ZM0 8L0 16L48 16L48 8Z" koffice:nodeTypes="cccccccccc"/>
            <draw:path draw:style-name="gr5" draw:id="shape7" draw:name="path141" draw:layer="g1267" svg:width="48.00000000000pt" svg:height="24.00000000000pt" draw:transform="matrix(2.08333338080 0.00000000000 0.00000000000 2.08333312881 0.00000000000pt 0.00003569387pt)" svg:viewBox="0 0 48 24" svg:d="M0 9.6L0 14.4L48 14.4L48 9.6ZM21.6 0L21.6 24L26.4 24L26.4 0Z" koffice:nodeTypes="cccccccccc"/>
            <draw:path draw:style-name="gr5" draw:id="shape8" draw:name="path150" draw:layer="g1267" svg:width="48.00000000000pt" svg:height="24.00000000000pt" draw:transform="matrix(2.08333338080 0.00000000000 0.00000000000 2.08333312881 0.00000000000pt 0.00003569387pt)" svg:viewBox="0 0 48 24" svg:d="M0 24L16 16L19.5777 16L3.57771 24ZM0 0L16 8L12.4223 8L0 1.78886ZM28.4223 8L44.4223 0L48 0L32 8ZM48 24L32 16L35.5777 16L48 22.2111Z" koffice:nodeTypes="cccccccccccccccccccc"/>
          </draw:g>
          <draw:g draw:style-name="gr1" draw:id="shape9" draw:name="g901" svg:y="24.40473504487pt">
            <draw:path draw:style-name="gr6" draw:id="shape10" draw:name="path689" draw:layer="g1267" svg:width="150.00000000000pt" svg:height="200.00000000000pt" draw:transform="matrix(0.25198421000 0.00000000000 0.00000000000 0.25198421000 138.59131550000pt 24.40473801651pt)" svg:viewBox="0 0 150 200" svg:d="M0 1.13687e-14L0 100C15 170 41.2496 180 75 200C108.75 180 135 170 150 100L150 0Z" koffice:nodeTypes="cccccc"/>
            <draw:path draw:style-name="gr7" draw:id="shape11" draw:name="path694" draw:layer="g1267" svg:width="20.31482931200pt" svg:height="199.93600512000pt" draw:transform="matrix(0.25198421000 0.00000000000 0.00000000000 0.25198421000 154.97028915000pt 24.40474109249pt)" svg:viewBox="0 0 20 200" svg:d="M0 1.13669e-14L0.158029 194.295L10.2364 199.936L20.3148 194.138L20.1568 0Z" koffice:nodeTypes="cccccc"/>
            <draw:path draw:style-name="gr7" draw:id="shape12" draw:name="path693" draw:layer="g1267" svg:width="150.00000000000pt" svg:height="27.47729088000pt" draw:transform="matrix(0.25198421000 0.00000000000 0.00000000000 0.25198421000 138.59131550000pt 49.86925741825pt)" svg:viewBox="0 0 150 27" svg:d="M0 2.29375e-14L7.5016 27.4773L142.892 27.4006L150 0Z" koffice:nodeTypes="ccccc"/>
            <draw:rect draw:style-name="gr7" draw:id="shape13" draw:name="rect566" draw:layer="g1267" svg:width="149.99997600000pt" svg:height="69.99998160000pt" draw:transform="matrix(0.25198421000 0.00000000000 0.00000000000 0.25198421000 138.59130340476pt 24.40473504487pt)"/>
            <draw:g draw:style-name="gr1" draw:id="shape14" draw:name="g910" svg:y="1.49086543426pt">
              <draw:rect draw:style-name="gr8" draw:id="shape15" draw:name="rect909" draw:layer="g1267" svg:width="37.16008320000pt" svg:height="44.78271520000pt" draw:transform="matrix(0.06490911662 0.00000000000 0.00000000000 0.07669063836 139.44969095530pt 32.57166890530pt)" svg:rx="18.58004160000pt" svg:ry="22.39135760000pt"/>
              <draw:path draw:style-name="gr9" draw:id="shape16" draw:name="path908" draw:layer="g1267" svg:width="348.41207845907pt" svg:height="107.38434452336pt" draw:transform="matrix(0.05710522335 0.00000000000 0.00000000000 0.05351288687 152.77945453299pt 25.92208800676pt)" svg:viewBox="0 0 348 107" svg:d="M271.775 107.384C271.775 107.384 309.856 104.521 323.183 89.2479C336.512 73.9757 314.14 46.2941 328.42 43.4306C334.132 42.9529 342.224 44.8628 348.412 52.498C347.46 46.7718 343.652 43.4306 342.224 40.091C336.988 35.3169 331.751 35.7945 324.136 35.7945C318.899 36.7498 317.947 34.8392 309.38 24.8173C305.096 20.0447 305.096 8.11373 308.427 0C298.431 7.63608 300.336 18.1349 301.288 20.5216C303.667 31.022 306.048 33.8855 306.048 38.6588C303.191 37.2267 297.956 24.8173 270.823 22.9082C243.689 20.9992 175.144 41.9992 144.204 41.9992C113.263 41.9992 68.5184 29.1129 68.5184 29.1129C68.5184 29.1129 79.9424 20.0447 66.138 16.2267C52.3345 12.4086 21.8698 29.5906 13.301 20.0447C7.11343 10.9765 9.49302 12.8855 8.54102 8.59059C6.16143 10.022 4.73304 15.7498 8.06543 23.3859C11.397 31.022 13.301 28.6353 12.8254 28.6353C12.349 28.6353 1.87705 28.6353 0.92505 32.4541C-0.0269466 35.3169 -1.45534 38.658 3.78104 49.1577C5.68503 38.658 -1.45454 37.2267 14.253 36.2722C29.9621 35.3177 40.9097 42.4769 54.2376 44.8628C67.5664 47.2494 67.5664 39.1357 68.042 39.6126C68.5184 40.0902 108.979 51.0675 146.108 48.6808C183.236 46.2949 243.214 25.7718 270.823 30.0675C298.431 34.3623 316.52 54.4079 316.996 73.0212C316.52 84.4753 304.619 90.2024 295.099 92.1114C283.676 94.0204 257.018 96.8847 257.018 96.8847Z" koffice:nodeTypes="ccccccccccccccccccccccccccccc"/>
              <draw:path draw:style-name="gr10" draw:id="shape17" draw:name="path900" draw:layer="g1267" svg:width="152.50869087733pt" svg:height="86.01580466384pt" draw:transform="matrix(0.05547366779 0.00000000000 0.00000000000 0.07669063836 159.17480456195pt 32.24287282469pt)" svg:viewBox="0 0 153 86" svg:d="M121.014 0C120.536 0 94.767 0.476844 87.1318 11.4347C79.4967 22.3933 76.1559 32.8758 76.6335 32.8758C77.1103 32.8758 93.8126 23.823 93.8126 23.823C93.8126 23.823 81.4054 41.9279 88.0862 58.1277C94.767 74.3268 70.4488 73.3739 56.4277 73.85C50.2238 69.0855 30.4059 60.9856 23.3389 59.5567C18.9259 57.8893 10.2602 57.6741 1.20908 67.835C-4.12222 74.1004 9.13271 61.9385 22.2803 62.8922C23.7019 64.3211 24.617 65.7516 24.8702 69.0855C17.8649 68.6095 10.5744 60.5096 1.98478 77.1855C10.5744 71.4682 11.6482 71.5874 16.0026 71.2297C21.8035 70.8009 21.0583 73.8508 20.8195 73.8508C19.8651 73.8508 17.4979 74.3268 13.9143 77.6623C12.0056 80.0442 7.23354 85.2854 8.18794 85.2854C9.14233 85.2854 11.9959 82.4268 16.4634 80.0442C19.2553 78.1384 21.9069 78.1384 30.3442 80.521C76.6335 91.4788 101.447 83.3797 104.311 79.0913C105.743 77.1863 77.5871 23.3461 152.509 9.05283C151.554 8.57599 121.014 0.476844 121.014 0Z" koffice:nodeTypes="cccccccccccccccccccc"/>
              <draw:path draw:style-name="gr11" draw:id="shape18" draw:name="path899" draw:layer="g1267" svg:width="424.17079543172pt" svg:height="131.07615607171pt" draw:transform="matrix(0.06490911662 0.00000000000 0.00000000000 0.07669063836 148.07733544216pt 30.15837702299pt)" svg:viewBox="0 0 424 131" svg:d="M0.476096 86.757C26.6838 108.679 203.468 63.4062 225.863 47.68C238.73 38.6253 261.125 31.9538 261.125 62.9292C266.844 41.9607 266.844 36.7192 266.844 37.1953C267.32 37.6723 275.897 45.2977 283.522 71.0316C285.427 48.1561 280.186 34.813 283.045 36.7192C284.951 34.813 284.951 48.1561 300.198 66.7415C296.864 51.9692 295.91 45.2969 295.91 45.2969C295.91 45.2969 324.501 72.9369 340.702 76.7492C356.904 80.5616 380.252 69.1246 387.4 75.7962C394.547 82.4685 406.939 94.3816 406.459 103.913C405.987 113.444 379.775 105.343 376.917 112.967C374.057 120.592 378.822 120.592 378.822 120.592C378.822 120.592 381.205 126.311 383.111 131.076C384.54 127.74 381.682 120.592 386.924 120.116C390.735 120.592 390.735 126.787 391.689 130.123C392.8 126.311 391.529 118.687 395.024 118.687C398.836 117.891 399.312 124.722 402.171 129.17L402.171 118.687C413.132 115.351 422.659 114.874 424.091 107.725C425.515 100.577 407.411 84.3747 403.122 73.89C398.836 63.4062 406.459 59.1169 398.359 53.3984C390.259 47.68 359.286 62.4531 344.991 56.7346C330.695 51.0162 336.414 10.0322 282.568 0.978429C228.723 -8.07621 82.9119 48.6331 57.1803 51.0162C31.4487 53.3984 0 42.9146 0 42.9146Z" koffice:nodeTypes="ccccccccccccccccccccccccccc"/>
              <draw:path draw:style-name="gr10" draw:id="shape19" draw:name="path892" draw:layer="g1267" svg:width="90.02976594088pt" svg:height="36.93246327591pt" draw:transform="matrix(0.06386012039 0.01739581419 0.01162230188 -0.09558337712 139.75365150582pt 37.19490506295pt)" svg:viewBox="0 0 90 37" svg:d="M90.0298 33.1194C90.0298 33.1194 67.284 3.13247 48.8033 0.276683C30.3226 -2.10275 12.3154 11.7006 8.52456 9.79678C4.73373 7.89212 3.31257 10.2731 0.942898 14.5564C-1.42676 18.8405 1.41715 21.6955 1.41636 21.2199C2.36406 21.2199 4.73373 14.08 5.68223 13.6045C6.62994 13.1281 0.942898 22.1726 6.62994 23.1238C8.52535 23.6001 9.47306 16.4603 11.8428 13.6037C12.3162 14.08 8.0511 23.6001 10.4208 24.0757C12.7897 24.5521 15.6336 14.5564 19.8979 12.1762C26.0584 7.89292 35.0612 6.46383 46.4345 6.46463C57.8069 9.79678 81.0262 37.4027 83.3958 36.9264Z" koffice:nodeTypes="ccccccccccccc"/>
              <draw:path draw:style-name="gr10" draw:id="shape20" draw:name="path891" draw:layer="g1267" svg:width="90.02976594088pt" svg:height="36.93246327591pt" draw:transform="matrix(0.06490911662 0.00000000000 0.00000000000 0.08657429776 140.09937214979pt 31.34475704188pt)" svg:viewBox="0 0 90 37" svg:d="M90.0298 33.1194C90.0298 33.1194 67.284 3.13247 48.8033 0.276683C30.3226 -2.10275 12.3154 11.7006 8.52456 9.79678C4.73373 7.89212 3.31257 10.2731 0.942898 14.5564C-1.42676 18.8405 1.41715 21.6955 1.41636 21.2199C2.36406 21.2199 4.73373 14.08 5.68223 13.6045C6.62994 13.1281 0.942898 22.1726 6.62994 23.1238C8.52535 23.6001 9.47306 16.4603 11.8428 13.6037C12.3162 14.08 8.0511 23.6001 10.4208 24.0757C12.7897 24.5521 15.6336 14.5564 19.8979 12.1762C26.0584 7.89292 35.0612 6.46383 46.4345 6.46463C57.8069 9.79678 81.0262 37.4027 83.3958 36.9264Z" koffice:nodeTypes="ccccccccccccc"/>
              <draw:path draw:style-name="gr10" draw:id="shape21" draw:name="path887" draw:layer="g1267" svg:width="110.13048449863pt" svg:height="53.66930784000pt" draw:transform="matrix(0.06490911662 0.00000000000 0.00000000000 0.07669063836 143.59341366589pt 33.37549907041pt)" svg:viewBox="0 0 110 54" svg:d="M25.1505 0.47454L0 12.823L18.5071 17.5731L5.21944 32.772L24.2015 26.5974L22.7783 47.0202L33.6929 33.7219L40.8104 52.2449L48.4029 38.4713L57.4194 53.6693L61.2157 38.9458L72.1303 53.6693L75.9265 33.7219L89.2142 46.0703L87.3161 25.1722L103.451 30.3969L93.4846 14.2482C93.4846 14.2482 111.043 13.2983 110.093 13.2983C109.144 13.2983 96.8067 2.84963 85.8921 0Z" koffice:nodeTypes="cccccccccccccccccccc"/>
              <draw:path draw:style-name="gr12" draw:id="shape22" draw:name="path888" draw:layer="g1267" svg:width="110.13048449863pt" svg:height="53.66930784000pt" draw:transform="matrix(0.03554196044 0.00000000000 0.00000000000 0.04343535354 145.20142541483pt 32.97359570208pt)" svg:viewBox="0 0 110 54" svg:d="M25.1505 0.47454L0 12.823L18.5071 17.5731L5.21944 32.772L24.2015 26.5974L22.7783 47.0202L33.6929 33.7219L40.8104 52.2449L48.4029 38.4713L57.4194 53.6693L61.2157 38.9458L72.1303 53.6693L75.9265 33.7219L89.2142 46.0703L87.3161 25.1722L103.451 30.3969L93.4846 14.2482C93.4846 14.2482 111.043 13.2983 110.093 13.2983C109.144 13.2983 96.8067 2.84963 85.8921 0Z" koffice:nodeTypes="cccccccccccccccccccc"/>
              <draw:path draw:style-name="gr10" draw:id="shape23" draw:name="path901" draw:layer="g1267" svg:width="47.49405312512pt" svg:height="55.61673239222pt" draw:transform="matrix(0.06490911662 0.00000000000 0.00000000000 0.07669063836 145.87645283606pt 30.06764696666pt)" svg:viewBox="0 0 47 56" svg:d="M10.6178 4.52723C10.6178 4.52723 3.43467 -1.16998 0.561288 4.52723C-2.3129 10.2252 6.78655 7.85099 6.78655 8.80053C6.78655 9.75006 0.561288 16.3968 0.561288 23.9939C0.561288 31.5901 5.35026 44.4092 5.35026 46.3083C5.35026 48.2074 7.26585 53.4294 13.9704 55.3285C20.675 57.2276 23.0699 49.1569 24.5062 48.2074C25.9433 47.2578 35.0427 49.6313 38.3946 41.5606C41.7473 33.4892 41.7473 18.771 41.7473 18.771C41.7473 18.771 47.4941 23.0435 47.4941 14.4977C47.4941 5.95193 41.268 14.4977 41.268 14.4977C41.268 14.4977 42.2258 5.47756 27.3796 1.20426C12.5334 -3.06904 11.0971 5.47756 10.6178 4.52723Z" koffice:nodeTypes="ccccccccccccc"/>
              <draw:path draw:style-name="gr13" draw:id="shape24" draw:name="path893" draw:layer="g1267" svg:width="66.39656486209pt" svg:height="27.92620980148pt" draw:transform="matrix(0.06112452567 -0.00122429319 0.00216010984 0.10860889859 145.95123803145pt 28.28323375661pt)" svg:viewBox="0 0 66 28" svg:d="M7.279 18.9741C5.38359 15.0468 0 0 0 0L12.9055 5.64887C8.50146 4.53097 4.7425 3.87602 5.21715 3.87602C5.691 3.87602 10.9081 11.144 10.9081 11.144C16.0457 10.8397 21.184 12.5873 27.5073 13.994C27.5073 13.994 32.7236 8.06609 32.2498 8.06609C31.7751 8.06609 29.4043 7.09627 29.4043 7.09627L41.2609 1.53934L37.4669 9.03509L35.0953 9.03509L30.3528 14.4781C35.6878 15.5041 38.2968 16.3022 43.5131 19.7218C48.1377 19.0384 52.0504 16.5886 54.5399 14.7352C50.3907 13.5661 48.4937 12.654 48.9676 12.654C49.4422 12.654 66.3966 13.5661 66.3966 13.5661C66.3966 13.5661 49.7608 24.0746 40.0417 27.9262C31.0512 25.2852 8.2275 20.428 7.279 18.9741Z" koffice:nodeTypes="cccccccccccccccccc"/>
              <draw:rect draw:style-name="gr14" draw:id="shape25" draw:name="rect903" draw:layer="g1267" svg:width="10.98447840000pt" svg:height="4.92273296000pt" draw:transform="matrix(0.05869562652 0.03274329812 -0.06453108593 -0.00826502679 146.61303589319pt 31.29786085041pt)" svg:rx="5.49223824000pt" svg:ry="2.46136648000pt"/>
              <draw:rect draw:style-name="gr14" draw:id="shape26" draw:name="rect904" draw:layer="g1267" svg:width="10.98448000000pt" svg:height="4.92273448000pt" draw:transform="matrix(0.05869562652 0.03274329812 -0.06453108593 -0.00826502679 147.54074650900pt 31.73629159105pt)" svg:rx="5.49223896000pt" svg:ry="2.46136724000pt"/>
              <draw:rect draw:style-name="gr14" draw:id="shape27" draw:name="rect905" draw:layer="g1267" svg:width="20.41739360000pt" svg:height="9.55164720000pt" draw:transform="matrix(0.06144258034 0.02472728584 -0.06471153327 -0.00597925387 146.64393590028pt 32.87759585032pt)" svg:rx="10.20869360000pt" svg:ry="4.77582360000pt"/>
              <draw:rect draw:style-name="gr14" draw:id="shape28" draw:name="rect906" draw:layer="g1267" svg:width="9.24927840000pt" svg:height="4.27892152000pt" draw:transform="matrix(0.06071741569 0.02711267145 -0.06466609689 -0.00662970706 146.92784974099pt 32.42395437233pt)" svg:rx="4.62463800000pt" svg:ry="2.13946072000pt"/>
              <draw:rect draw:style-name="gr14" draw:id="shape29" draw:name="rect907" draw:layer="g1267" svg:width="7.88920744000pt" svg:height="3.27420880000pt" draw:transform="matrix(0.02135996755 -0.07241927657 0.00885665424 0.07597335082 146.89992751882pt 32.98107624574pt)" svg:rx="3.94460296000pt" svg:ry="1.63710440000pt"/>
            </draw:g>
            <draw:g draw:style-name="gr1" draw:id="shape30" draw:name="g695" svg:y="33.24847475632pt">
              <draw:path draw:style-name="gr15" draw:id="shape31" draw:name="path881" draw:layer="g1267" svg:width="5.51166003200pt" svg:height="6.84563995610pt" draw:transform="matrix(0.26385820994 0.00000000000 0.00000000000 0.35009980582 149.24436152778pt 64.91347978846pt)" svg:viewBox="0 0 6 7" svg:d="M0.803819 0.570054C2.20063 4.62218 1.48753 0.570054 0 6.84564C0.91889 4.97595 2.23087 3.90781 2.75583 3.90866C3.54369 3.90866 3.93678 3.90781 5.51166 5.11011C4.06865 2.97382 1.57488 3.50789 1.70591 0.303445C1.57488 -0.430586 0.866814 0.372661 0.803819 0.570054Z" koffice:nodeTypes="cccccc"/>
              <draw:rect draw:style-name="gr16" draw:id="shape32" draw:name="rect760" draw:layer="g1267" svg:width="1.09522160000pt" svg:height="14.43018000000pt" draw:transform="matrix(0.20622664929 -0.14479844254 0.04968675050 0.24703700401 145.46317576062pt 59.71027433876pt)" svg:rx="0.54761018400pt" svg:ry="0.40458207200pt"/>
              <draw:path draw:style-name="gr17" draw:id="shape33" draw:name="path785" draw:layer="g1267" svg:width="27.50150741333pt" svg:height="13.54405419227pt" draw:transform="matrix(0.20029216916 0.00000000000 0.00000000000 0.24648011890 148.42382327083pt 60.42838697351pt)" svg:viewBox="0 0 28 14" svg:d="M0 7.62364C0.630576 7.2546 5.29813 -1.10584 27.5015 0.123238C14.886 4.30386 7.0639 13.1561 5.17218 13.5243C3.78426 13.8934 0.75653 8.97547 0 7.62364Z" koffice:nodeTypes="cccc"/>
              <draw:g draw:style-name="gr1" draw:id="shape34" draw:name="g741" svg:y="0.00000000000pt">
                <draw:path draw:style-name="gr18" draw:id="shape35" draw:name="path742" draw:layer="g1267" svg:width="12.20890133333pt" svg:height="9.22539377778pt" draw:transform="matrix(-0.12901862884 -0.26404201792 0.07884669466 0.23918017416 146.51943669068pt 60.65433196405pt)" svg:viewBox="0 0 12 9" svg:d="M5.98745 2.23548L0 0L12.2089 9.22539L9.86879 4.89213Z" koffice:nodeTypes="ccccc"/>
                <draw:path draw:style-name="gr18" draw:id="shape36" draw:name="path743" draw:layer="g1267" svg:width="10.32256000000pt" svg:height="6.58982400000pt" draw:transform="matrix(0.01852186244 -0.17056197506 -0.07351410493 0.13491360592 145.68223338185pt 60.22856687047pt)" svg:viewBox="0 0 10 7" svg:d="M4.31597 0L0 0.226368L10.3226 6.58982L8.22554 2.74995Z" koffice:nodeTypes="ccccc"/>
                <draw:path draw:style-name="gr18" draw:id="shape37" draw:name="path744" draw:layer="g1267" svg:width="7.50478628571pt" svg:height="6.85674057143pt" draw:transform="matrix(-0.34187575688 -0.11882807441 0.38221750545 0.16221691508 145.97687030404pt 59.24921047634pt)" svg:viewBox="0 0 8 7" svg:d="M0 0L3.84351 5.85911L7.50479 6.85674L4.53932 2.92955Z" koffice:nodeTypes="ccccc"/>
                <draw:path draw:style-name="gr18" draw:id="shape38" draw:name="path745" draw:layer="g1267" svg:width="14.04804114286pt" svg:height="17.84035555556pt" draw:transform="matrix(-0.13804564494 0.07942331850 0.19234567065 -0.03793555658 145.68046809040pt 58.92698095016pt)" svg:viewBox="0 0 14 18" svg:d="M0 0L14.048 17.8404L8.70289 7.90073L5.92213 3.84683Z" koffice:nodeTypes="ccccc"/>
                <draw:path draw:style-name="gr18" draw:id="shape39" draw:name="path746" draw:layer="g1267" svg:width="19.48303157895pt" svg:height="14.85634560000pt" draw:transform="matrix(0.24667993609 0.01732424051 -0.29620004277 -0.06150216879 144.67045953806pt 59.57145401679pt)" svg:viewBox="0 0 19 15" svg:d="M10.1263 5.183L0 0L19.483 14.8563L16.3965 9.97588Z" koffice:nodeTypes="ccccc"/>
                <draw:path draw:style-name="gr18" draw:id="shape40" draw:name="path747" draw:layer="g1267" svg:width="14.50039314286pt" svg:height="10.32275781818pt" draw:transform="matrix(0.37730738988 0.16402571283 -0.41201971360 -0.20572523962 143.89763030116pt 58.63366374168pt)" svg:viewBox="0 0 15 10" svg:d="M4.25812 0.945478L0 0L14.5004 10.3228L11.6019 5.83561Z" koffice:nodeTypes="ccccc"/>
                <draw:path draw:style-name="gr18" draw:id="shape41" draw:name="path748" draw:layer="g1267" svg:width="19.97212631579pt" svg:height="16.53916611765pt" draw:transform="matrix(0.44071339873 0.31182573745 -0.44538779176 -0.33791403842 143.65567788122pt 58.14788433922pt)" svg:viewBox="0 0 20 17" svg:d="M10.9908 7.68566L0 0L19.9721 16.5392L19.3652 13.9115Z" koffice:nodeTypes="ccccc"/>
                <draw:path draw:style-name="gr18" draw:id="shape42" draw:name="path749" draw:layer="g1267" svg:width="9.69831040000pt" svg:height="11.07456533333pt" draw:transform="matrix(0.34512593209 0.35134790637 -0.31681735410 -0.35161945808 144.90213776543pt 58.61315071204pt)" svg:viewBox="0 0 10 11" svg:d="M0 0L8.3511 11.0746L9.69831 9.07638L6.11364 4.19619Z" koffice:nodeTypes="ccccc"/>
                <draw:path draw:style-name="gr18" draw:id="shape43" draw:name="path750" draw:layer="g1267" svg:width="12.97920000000pt" svg:height="15.81066666667pt" draw:transform="matrix(0.23162341178 0.31522556427 -0.18892845439 -0.30046599681 145.08760666749pt 58.58950336278pt)" svg:viewBox="0 0 13 16" svg:d="M0 0L12.9792 15.8107L10.192 9.45355L4.75904 2.62005Z" koffice:nodeTypes="ccccc"/>
                <draw:path draw:style-name="gr18" draw:id="shape44" draw:name="path751" draw:layer="g1267" svg:width="9.54138240000pt" svg:height="13.41425828571pt" draw:transform="matrix(0.04808171489 0.21537656046 0.00551491035 -0.18410543283 145.36826768775pt 58.80395622168pt)" svg:viewBox="0 0 10 13" svg:d="M0 0L9.54138 13.4143L9.45542 9.30306L5.1028 3.82929Z" koffice:nodeTypes="ccccc"/>
                <draw:path draw:style-name="gr18" draw:id="shape45" draw:name="path752" draw:layer="g1267" svg:width="4.93620480000pt" svg:height="5.22650880000pt" draw:transform="matrix(-0.28640179857 -0.33626301033 0.24957463097 0.32807961534 146.06258623009pt 59.63061231580pt)" svg:viewBox="0 0 5 5" svg:d="M0 0L1.56591 3.48434L4.9362 5.22651L3.50542 2.46194Z" koffice:nodeTypes="ccccc"/>
                <draw:path draw:style-name="gr18" draw:id="shape46" draw:name="path753" draw:layer="g1267" svg:width="5.62648320000pt" svg:height="5.40740266667pt" draw:transform="matrix(-0.12626849000 -0.18369401213 0.08591450040 0.16017093300 145.77333096426pt 59.38234190117pt)" svg:viewBox="0 0 6 5" svg:d="M0 0L0 4.38972L5.62648 5.4074L4.08196 2.49105Z" koffice:nodeTypes="ccccc"/>
                <draw:path draw:style-name="gr18" draw:id="shape47" draw:name="path754" draw:layer="g1267" svg:width="5.62648320000pt" svg:height="5.40740266667pt" draw:transform="matrix(-0.21235423740 -0.07043628038 0.22646625249 0.09906916654 145.74282626312pt 59.15392541543pt)" svg:viewBox="0 0 6 5" svg:d="M0 0L0 4.38972L5.62648 5.4074L4.08196 2.49105Z" koffice:nodeTypes="ccccc"/>
                <draw:path draw:style-name="gr18" draw:id="shape48" draw:name="path755" draw:layer="g1267" svg:width="5.62648320000pt" svg:height="5.40740266667pt" draw:transform="matrix(0.17835464498 0.03479357273 -0.20754768237 -0.06194727318 145.46634345732pt 59.21304121753pt)" svg:viewBox="0 0 6 5" svg:d="M0 0L0 4.38972L5.62648 5.4074L4.08196 2.49105Z" koffice:nodeTypes="ccccc"/>
                <draw:path draw:style-name="gr18" draw:id="shape49" draw:name="path756" draw:layer="g1267" svg:width="12.10399507692pt" svg:height="15.32170666667pt" draw:transform="matrix(0.06277684361 0.15668403032 -0.03285643728 -0.14206519831 145.42412973165pt 58.97133443854pt)" svg:viewBox="0 0 12 15" svg:d="M0 0L12.104 15.3217L4.24566 4.23671L3.71302 2.65199Z" koffice:nodeTypes="ccccc"/>
                <draw:path draw:style-name="gr18" draw:id="shape50" draw:name="path757" draw:layer="g1267" svg:width="8.52640000000pt" svg:height="10.10690327273pt" draw:transform="matrix(0.41446345432 0.34761850018 -0.40263963272 -0.36192539752 145.01500866489pt 58.78726169655pt)" svg:viewBox="0 0 9 10" svg:d="M0 0L8.5264 10.1069L5.16256 5.45987L3.74539 2.51522Z" koffice:nodeTypes="ccccc"/>
                <draw:path draw:style-name="gr18" draw:id="shape51" draw:name="path758" draw:layer="g1267" svg:width="15.79424426667pt" svg:height="13.87835569231pt" draw:transform="matrix(0.36753198872 0.15091210614 -0.40398954203 -0.19319892250 145.00382688077pt 59.26055454768pt)" svg:viewBox="0 0 16 14" svg:d="M11.8457 10.4067L0 0L14.9898 13.8784L15.7942 13.1179Z" koffice:nodeTypes="ccccc"/>
                <draw:path draw:style-name="gr18" draw:id="shape52" draw:name="path759" draw:layer="g1267" svg:width="5.62648320000pt" svg:height="5.40740266667pt" draw:transform="matrix(-0.09169077349 -0.18488640442 0.05635811347 0.16724754373 145.83939510127pt 59.49851159476pt)" svg:viewBox="0 0 6 5" svg:d="M0 0L0 4.38972L5.62648 5.4074L4.08196 2.49105Z" koffice:nodeTypes="ccccc"/>
              </draw:g>
              <draw:path draw:style-name="gr17" draw:id="shape53" draw:name="path876" draw:layer="g1267" svg:width="32.55115298000pt" svg:height="23.25093259930pt" draw:transform="matrix(0.26385820994 0.00000000000 0.00000000000 0.35009980582 145.81004308335pt 59.54947964514pt)" svg:viewBox="0 0 33 23" svg:d="M32.5512 4.9364C29.9377 5.77579 28.6564 6.17501 27.3348 6.33958C28.0085 6.62069 29.5053 6.44982 31.2134 6.89943C29.6916 6.93172 26.8773 8.06481 25.7066 8.09237C26.5158 8.56639 29.402 8.10969 29.9329 8.23332C28.3894 8.32702 25.9059 9.49397 24.3591 9.49397C23.6507 10.0223 27.9577 9.13255 29.686 10.1294C27.8988 10.0397 24.4269 11.0428 22.5453 10.8011C23.9799 11.6216 26.5417 10.7129 28.6782 11.6019C28.0594 11.668 23.102 12.2098 21.3471 11.9523C22.396 12.4649 25.5573 12.3799 26.3343 12.835C25.0256 12.6681 21.5512 13.3775 20.3426 13.0956C21.431 13.861 24.7109 13.4295 25.3136 13.8901C23.1698 14.6193 19.9214 14.0374 18.4271 14.235C19.4292 14.6925 20.2562 15.1547 21.143 15.5831C22.4372 16.4697 26.4763 18.9634 28.8888 19.7123C26.2181 19.3713 25.2862 19.3264 23.5603 19.1887L27.4873 23.2509C25.8486 22.3895 22.96 20.7619 21.0421 19.9217C16.7948 17.8918 13.7336 18.243 10.7918 16.5248C6.65902 12.6145 4.36431 7.95378 4.15775 6.71045C3.95039 5.46791 3.76965 3.24031 0 4.40096C3.63975 3.94347 5.16794 -0.159752 5.45276 0.00481776C5.58266 0.0748979 5.91912 2.74738 6.7744 3.82615C7.34404 4.60018 12.1892 7.24983 12.9921 7.39078C20.2086 3.20645 26.0616 2.69227 32.5512 4.9364Z" koffice:nodeTypes="cccccccccccccccccccccccccc"/>
            </draw:g>
            <draw:g draw:style-name="gr1" draw:id="shape54" draw:name="g829" svg:y="33.77666459786pt">
              <draw:rect draw:style-name="gr19" draw:id="shape55" draw:name="rect607" draw:layer="g1267" svg:width="2.22528648000pt" svg:height="8.90127760000pt" draw:transform="matrix(0.17915195386 0.17720210005 -0.17720210005 0.17915195386 165.54458199298pt 63.20713457097pt)" svg:rx="1.11264232000pt" svg:ry="4.45063784000pt"/>
              <draw:path draw:style-name="gr20" draw:id="shape56" draw:name="path574" draw:layer="g1267" svg:width="35.06451433989pt" svg:height="37.47916582758pt" draw:transform="matrix(0.25198421000 0.00000000000 0.00000000000 0.25198421000 160.78854542669pt 58.21703559146pt)" svg:viewBox="0 0 35 37" svg:d="M0.143844 36.1802C-0.0243109 35.2482 -0.134012 34.7779 0.340025 33.556C1.03186 32.6955 1.39459 31.9328 2.65656 31.0422C4.02501 30.5949 4.48704 30.9985 6.28229 29.3467C6.85962 28.2582 7.73883 27.4359 8.2401 26.2625C9.40997 24.5328 9.80233 23.6787 10.7376 22.348C11.9803 20.9647 12.9804 19.7245 13.7075 18.6647C14.4834 17.3061 15.1801 16.4663 16.3059 15.3492C16.7615 14.0748 17.7384 13.1294 18.9043 12.0346C19.7955 10.4194 21.5043 8.56977 22.2458 7.24614C23.5598 5.75248 24.0739 5.10337 25.2149 3.56284C26.2198 2.90499 27.915 1.46219 29.2987 0.984693C31.1876 0.198934 32.1981 -0.579675 33.4409 0.616046C34.2632 1.43199 35.7414 2.7453 34.7141 3.71459C34.1736 4.30887 33.2887 4.38276 32.2686 3.93149C31.2204 3.25775 30.7104 1.29772 29.2987 2.82634C28.2785 3.98234 27.7556 4.90475 26.3287 6.14099C25.6193 7.17701 25.1076 7.95165 24.4726 9.45643C23.6335 10.417 22.94 11.4967 22.2458 13.1397C21.3457 13.877 20.5698 15.3405 20.0181 16.4544C19.1277 17.3808 18.4847 18.3326 17.7905 19.7698C16.3884 21.1022 15.8647 22.2288 14.8205 23.0845C14.1311 24.5304 13.0453 25.9113 12.2222 26.7678C11.572 27.8165 10.9266 28.9089 10.366 30.0832C9.18496 31.2789 9.13292 31.5371 7.39612 33.3978C5.94999 35.2689 6.43684 35.0433 4.17235 37.2122C2.93281 37.6174 1.68766 37.7557 0.143844 36.1802Z" koffice:nodeTypes="ccccccccccccccccccccccccccc"/>
              <draw:rect draw:style-name="gr19" draw:id="shape57" draw:name="rect600" draw:layer="g1267" svg:width="2.22528728000pt" svg:height="8.90126160000pt" draw:transform="matrix(0.23335703323 0.09508145394 -0.09508145394 0.23335703323 163.12146900301pt 61.69985427266pt)" svg:rx="1.11264364000pt" svg:ry="4.45063080000pt"/>
              <draw:rect draw:style-name="gr19" draw:id="shape58" draw:name="rect601" draw:layer="g1267" svg:width="2.22528400000pt" svg:height="8.90128960000pt" draw:transform="matrix(0.23013894288 0.10262586119 -0.10262586119 0.23013894288 163.50768108493pt 61.96151103775pt)" svg:rx="1.11264200000pt" svg:ry="4.45064480000pt"/>
              <draw:rect draw:style-name="gr19" draw:id="shape59" draw:name="rect603" draw:layer="g1267" svg:width="2.22528800000pt" svg:height="8.90128080000pt" draw:transform="matrix(0.20425210102 0.14757077282 -0.14757052084 0.20425210102 164.40073099748pt 62.53801231300pt)" svg:rx="1.11264400000pt" svg:ry="4.45064040000pt"/>
              <draw:rect draw:style-name="gr19" draw:id="shape60" draw:name="rect605" draw:layer="g1267" svg:width="2.22529280000pt" svg:height="8.90128320000pt" draw:transform="matrix(0.16356295071 0.19168514450 -0.19168514450 0.16356295071 166.24126278591pt 63.63092669336pt)" svg:rx="1.11264640000pt" svg:ry="4.45064088000pt"/>
              <draw:rect draw:style-name="gr19" draw:id="shape61" draw:name="rect606" draw:layer="g1267" svg:width="2.22528648000pt" svg:height="8.90128080000pt" draw:transform="matrix(0.17674777252 0.17960023377 -0.17960023377 0.17674777252 165.91243385210pt 63.45141909529pt)" svg:rx="1.11264324000pt" svg:ry="4.45064040000pt"/>
              <draw:rect draw:style-name="gr19" draw:id="shape62" draw:name="rect608" draw:layer="g1267" svg:width="2.22528800000pt" svg:height="8.90127120000pt" draw:transform="matrix(0.20425210102 0.14757077282 -0.14757052084 0.20425210102 164.96754802021pt 63.01863369485pt)" svg:rx="1.11264400000pt" svg:ry="4.45063560000pt"/>
              <draw:rect draw:style-name="gr19" draw:id="shape63" draw:name="rect609" draw:layer="g1267" svg:width="2.22528800000pt" svg:height="8.90128000000pt" draw:transform="matrix(0.20425210102 0.14757077282 -0.14757052084 0.20425210102 164.70781076337pt 62.73486644879pt)" svg:rx="1.11264400000pt" svg:ry="4.45064000000pt"/>
              <draw:g draw:style-name="gr1" draw:id="shape64" draw:name="g586" svg:y="0.75526861631pt">
                <draw:rect draw:style-name="gr19" draw:id="shape65" draw:name="rect575" draw:layer="g1267" svg:width="2.22529128000pt" svg:height="8.90128640000pt" draw:transform="matrix(0.20425210102 0.14757077282 -0.14757077282 0.20425210102 165.21968143274pt 58.83709790273pt)" svg:rx="1.11264560000pt" svg:ry="4.45064320000pt"/>
                <draw:rect draw:style-name="gr19" draw:id="shape66" draw:name="rect576" draw:layer="g1267" svg:width="2.22529128000pt" svg:height="8.90128800000pt" draw:transform="matrix(0.20425210102 0.14757077282 -0.14757077282 0.20425210102 165.56888662487pt 59.06235550893pt)" svg:rx="1.11264564000pt" svg:ry="4.45064400000pt"/>
                <draw:rect draw:style-name="gr19" draw:id="shape67" draw:name="rect577" draw:layer="g1267" svg:width="2.22529128000pt" svg:height="8.90128800000pt" draw:transform="matrix(0.20425210102 0.14757077282 -0.14757077282 0.20425210102 165.91805398087pt 59.31806357107pt)" svg:rx="1.11264564000pt" svg:ry="4.45064400000pt"/>
                <draw:rect draw:style-name="gr19" draw:id="shape68" draw:name="rect578" draw:layer="g1267" svg:width="2.22529128000pt" svg:height="8.90128800000pt" draw:transform="matrix(0.20425210102 0.14757077282 -0.14757077282 0.20425210102 166.29851275835pt 59.58516822377pt)" svg:rx="1.11264564000pt" svg:ry="4.45064400000pt"/>
                <draw:rect draw:style-name="gr19" draw:id="shape69" draw:name="rect579" draw:layer="g1267" svg:width="2.22529128000pt" svg:height="8.90128800000pt" draw:transform="matrix(0.20425210102 0.14757077282 -0.14757077282 0.20425210102 166.58199932460pt 59.82927945990pt)" svg:rx="1.11264564000pt" svg:ry="4.45064400000pt"/>
                <draw:rect draw:style-name="gr19" draw:id="shape70" draw:name="rect580" draw:layer="g1267" svg:width="2.22529128000pt" svg:height="8.90128720000pt" draw:transform="matrix(0.20425210102 0.14757077282 -0.14757077282 0.20425210102 168.47186369434pt 60.89233817328pt)" svg:rx="1.11264564000pt" svg:ry="4.45064360000pt"/>
                <draw:rect draw:style-name="gr19" draw:id="shape71" draw:name="rect581" draw:layer="g1267" svg:width="2.22529128000pt" svg:height="8.90128720000pt" draw:transform="matrix(0.20425210102 0.14757077282 -0.14757077282 0.20425210102 168.18051448869pt 60.78997866727pt)" svg:rx="1.11264564000pt" svg:ry="4.45064360000pt"/>
                <draw:rect draw:style-name="gr19" draw:id="shape72" draw:name="rect582" draw:layer="g1267" svg:width="2.22529128000pt" svg:height="8.90128880000pt" draw:transform="matrix(0.20425210102 0.14757077282 -0.14757077282 0.20425210102 167.92067707018pt 60.65610316652pt)" svg:rx="1.11264564000pt" svg:ry="4.45064440000pt"/>
                <draw:rect draw:style-name="gr19" draw:id="shape73" draw:name="rect583" draw:layer="g1267" svg:width="2.22529128000pt" svg:height="8.90128800000pt" draw:transform="matrix(0.20425210102 0.14757077282 -0.14757077282 0.20425210102 167.56631711949pt 60.41987425722pt)" svg:rx="1.11264564000pt" svg:ry="4.45064400000pt"/>
                <draw:rect draw:style-name="gr19" draw:id="shape74" draw:name="rect584" draw:layer="g1267" svg:width="2.22529128000pt" svg:height="8.90128720000pt" draw:transform="matrix(0.20425210102 0.14757077282 -0.14757077282 0.20425210102 167.18831837621pt 60.23087947018pt)" svg:rx="1.11264564000pt" svg:ry="4.45064360000pt"/>
                <draw:rect draw:style-name="gr19" draw:id="shape75" draw:name="rect585" draw:layer="g1267" svg:width="2.22529128000pt" svg:height="8.90128720000pt" draw:transform="matrix(0.20425210102 0.14757077282 -0.14757077282 0.20425210102 166.88908818775pt 60.02614512768pt)" svg:rx="1.11264564000pt" svg:ry="4.45064360000pt"/>
              </draw:g>
              <draw:rect draw:style-name="gr19" draw:id="shape76" draw:name="rect602" draw:layer="g1267" svg:width="2.22529600000pt" svg:height="8.90130880000pt" draw:transform="matrix(0.22150319202 0.12013498402 -0.12013523601 0.22150294004 163.89764683690pt 62.24758969384pt)" svg:rx="1.11264744000pt" svg:ry="4.45065440000pt"/>
              <draw:g draw:style-name="gr1" draw:id="shape77" draw:name="g610" svg:y="2.14229675105pt">
                <draw:rect draw:style-name="gr19" draw:id="shape78" draw:name="rect611" draw:layer="g1267" svg:width="2.22529128000pt" svg:height="8.90128640000pt" draw:transform="matrix(0.20425210102 0.14757077282 -0.14757077282 0.20425210102 164.08295264079pt 60.22412603747pt)" svg:rx="1.11264560000pt" svg:ry="4.45064320000pt"/>
                <draw:rect draw:style-name="gr19" draw:id="shape79" draw:name="rect612" draw:layer="g1267" svg:width="2.22529128000pt" svg:height="8.90128800000pt" draw:transform="matrix(0.20425210102 0.14757077282 -0.14757077282 0.20425210102 164.43215783292pt 60.44938364366pt)" svg:rx="1.11264564000pt" svg:ry="4.45064400000pt"/>
                <draw:rect draw:style-name="gr19" draw:id="shape80" draw:name="rect613" draw:layer="g1267" svg:width="2.22529128000pt" svg:height="8.90128800000pt" draw:transform="matrix(0.20425210102 0.14757077282 -0.14757077282 0.20425210102 164.78132518892pt 60.70509170580pt)" svg:rx="1.11264564000pt" svg:ry="4.45064400000pt"/>
                <draw:rect draw:style-name="gr19" draw:id="shape81" draw:name="rect614" draw:layer="g1267" svg:width="2.22529128000pt" svg:height="8.90128800000pt" draw:transform="matrix(0.20425210102 0.14757077282 -0.14757077282 0.20425210102 165.16178396640pt 60.97219635851pt)" svg:rx="1.11264564000pt" svg:ry="4.45064400000pt"/>
                <draw:rect draw:style-name="gr19" draw:id="shape82" draw:name="rect615" draw:layer="g1267" svg:width="2.22529128000pt" svg:height="8.90128800000pt" draw:transform="matrix(0.20425210102 0.14757077282 -0.14757077282 0.20425210102 165.44527053264pt 61.21630759463pt)" svg:rx="1.11264564000pt" svg:ry="4.45064400000pt"/>
                <draw:rect draw:style-name="gr19" draw:id="shape83" draw:name="rect616" draw:layer="g1267" svg:width="2.22529128000pt" svg:height="8.90128720000pt" draw:transform="matrix(0.20425210102 0.14757077282 -0.14757077282 0.20425210102 167.33513490238pt 62.27936630801pt)" svg:rx="1.11264564000pt" svg:ry="4.45064360000pt"/>
                <draw:rect draw:style-name="gr19" draw:id="shape84" draw:name="rect617" draw:layer="g1267" svg:width="2.22529128000pt" svg:height="8.90128720000pt" draw:transform="matrix(0.20425210102 0.14757077282 -0.14757077282 0.20425210102 167.04378569673pt 62.17700680200pt)" svg:rx="1.11264564000pt" svg:ry="4.45064360000pt"/>
                <draw:rect draw:style-name="gr19" draw:id="shape85" draw:name="rect618" draw:layer="g1267" svg:width="2.22529128000pt" svg:height="8.90128880000pt" draw:transform="matrix(0.20425210102 0.14757077282 -0.14757077282 0.20425210102 166.78394827823pt 62.04313130125pt)" svg:rx="1.11264564000pt" svg:ry="4.45064440000pt"/>
                <draw:rect draw:style-name="gr19" draw:id="shape86" draw:name="rect619" draw:layer="g1267" svg:width="2.22529128000pt" svg:height="8.90128800000pt" draw:transform="matrix(0.20425210102 0.14757077282 -0.14757077282 0.20425210102 166.42958832754pt 61.80690239196pt)" svg:rx="1.11264564000pt" svg:ry="4.45064400000pt"/>
                <draw:rect draw:style-name="gr19" draw:id="shape87" draw:name="rect620" draw:layer="g1267" svg:width="2.22529128000pt" svg:height="8.90128720000pt" draw:transform="matrix(0.20425210102 0.14757077282 -0.14757077282 0.20425210102 166.05158958425pt 61.61790760491pt)" svg:rx="1.11264564000pt" svg:ry="4.45064360000pt"/>
                <draw:rect draw:style-name="gr19" draw:id="shape88" draw:name="rect621" draw:layer="g1267" svg:width="2.22529128000pt" svg:height="8.90128720000pt" draw:transform="matrix(0.20425210102 0.14757077282 -0.14757077282 0.20425210102 165.75235939579pt 61.41317326242pt)" svg:rx="1.11264564000pt" svg:ry="4.45064360000pt"/>
              </draw:g>
            </draw:g>
            <draw:g draw:style-name="gr1" draw:id="shape89" draw:name="g864" svg:y="17.85871715810pt">
              <draw:rect draw:style-name="gr21" draw:id="shape90" draw:name="rect721" draw:layer="g1267" svg:width="2.29088248000pt" svg:height="19.35161600000pt" draw:transform="matrix(0.23049207216 0.07346310473 -0.07853196625 0.21561535586 149.35615905049pt 45.36202682413pt)" svg:rx="1.14544124000pt" svg:ry="0.54256548800pt"/>
              <draw:rect draw:style-name="gr21" draw:id="shape91" draw:name="rect720" draw:layer="g1267" svg:width="2.29087448000pt" svg:height="19.35162640000pt" draw:transform="matrix(0.24350317744 0.00000000000 0.00000000000 0.22778692227 146.41336051782pt 45.07482375018pt)" svg:rx="1.14543724000pt" svg:ry="0.54256563200pt"/>
              <draw:rect draw:style-name="gr21" draw:id="shape92" draw:name="rect719" draw:layer="g1267" svg:width="2.29087448000pt" svg:height="19.35162640000pt" draw:transform="matrix(0.24350317744 0.00000000000 0.00000000000 0.22778692227 142.62024139386pt 44.99034213645pt)" svg:rx="1.14543724000pt" svg:ry="0.54256563200pt"/>
              <draw:g draw:style-name="gr1" draw:id="shape93" draw:name="g715" svg:y="0.01579382701pt">
                <draw:path draw:style-name="gr22" draw:id="shape94" draw:name="path716" draw:layer="g1267" svg:width="16.40215092707pt" svg:height="26.14899158216pt" draw:transform="matrix(0.10289101002 0.13638435489 -0.16785100523 0.05231818538 147.95233929286pt 41.89881242557pt)" svg:viewBox="0 0 16 26" svg:d="M1.88255e-07 17.4021C0.235742 13.5459 3.25638 12.3595 8.17161 14.0805C8.58651 14.3175 8.9417 13.6058 8.82304 13.5459C0.946898 9.39377 -2.56487 -1.77633 10.0481 0.241506C11.9427 0.834337 8.34213 1.92867 5.71989 2.41443C2.16804 2.86397 4.38166 7.79163 11.4288 12.3595C12.9682 13.5467 16.4022 15.9787 16.4022 15.9787C16.4022 15.9787 15.159 18.1736 15.0403 18.1736C14.9225 18.1736 5.448 14.7324 3.19745 17.6989C1.77592 20.0718 3.73808 20.4135 3.26424 23.9736C2.43522 27.0582 2.0211 26.7024 1.84272 23.9146C2.45879 21.9731 -0.000785618 18.9452 1.88255e-07 17.4021Z" koffice:nodeTypes="cccccccccccc"/>
                <draw:path draw:style-name="gr22" draw:id="shape95" draw:name="path717" draw:layer="g1267" svg:width="18.15682302953pt" svg:height="28.48107229438pt" draw:transform="matrix(0.09373235540 0.14204424879 -0.17097213330 0.04256524349 148.10680091789pt 42.84059691533pt)" svg:viewBox="0 0 18 28" svg:d="M2.12961e-07 17.6055C0.241043 13.6536 3.32961 12.4377 8.35536 14.2015C8.7796 14.4443 9.14277 13.7149 9.02144 13.6536C0.96819 9.39837 4.04229 -1.81595 16.9389 0.251987C18.8761 0.85954 18.5017 1.55101 15.8205 2.04883C12.1888 2.50954 4.48019 7.75644 11.6858 12.4377C13.2598 13.6544 16.771 16.1468 16.771 16.1468C16.771 16.1468 15.4999 18.3962 15.3786 18.3962C15.258 18.3962 5.57051 14.8695 3.26935 17.9097C1.81586 20.3415 4.14996 22.6031 3.66546 26.2517C2.8178 29.4129 2.39436 29.0482 2.21197 26.1912C2.27223 25.7046 -0.000803264 19.1869 2.12961e-07 17.6055Z" koffice:nodeTypes="cccccccccccc"/>
                <draw:path draw:style-name="gr22" draw:id="shape96" draw:name="path718" draw:layer="g1267" svg:width="18.75668552965pt" svg:height="25.84358360505pt" draw:transform="matrix(0.08121521900 0.14863654891 -0.17407814490 0.02956307242 147.34477101553pt 44.14766444381pt)" svg:viewBox="0 0 19 26" svg:d="M6.7708e-08 11.9338C0.238458 7.94984 3.2939 6.72407 8.26576 8.50213C8.68545 8.74696 9.04472 8.01165 8.9247 7.94984C0.957808 3.66004 6.82706 -1.74978 18.4543 0.547216C19.7157 0.709893 16.7891 2.30738 14.1366 2.80924C10.5438 3.27368 4.43215 2.0048 11.5605 6.72407C13.1176 7.95065 16.5911 10.4632 16.5911 10.4632C16.5911 10.4632 15.3337 12.7309 15.2136 12.7309C15.0944 12.7309 5.51077 9.17561 3.23429 12.2404C1.79639 14.692 8.85475 19.918 8.37545 23.5961C7.53687 26.783 7.11798 26.4153 6.93755 23.5351C6.99716 23.0446 -0.000794794 13.528 6.7708e-08 11.9338Z" koffice:nodeTypes="cccccccccccc"/>
              </draw:g>
              <draw:g draw:style-name="gr1" draw:id="shape97" draw:name="g707" svg:y="0.29785593301pt">
                <draw:path draw:style-name="gr22" draw:id="shape98" draw:name="path704" draw:layer="g1267" svg:width="16.52181086118pt" svg:height="23.90548153889pt" draw:transform="matrix(0.10405791734 0.13560747729 -0.16739674634 0.05357662305 143.77418170753pt 41.93148489308pt)" svg:viewBox="0 0 17 24" svg:d="M0.0599388 15.2609C0.296539 11.3502 3.32818 10.147 8.2613 11.8923C8.67772 12.1326 9.03419 11.4109 8.91511 11.3502C1.01028 7.13932 0.875422 -1.74474 13.5343 0.301619C15.4358 0.902832 11.8821 2.02941 9.25029 2.52204C5.68551 2.97794 4.45755 5.51453 11.5303 10.147C13.0753 11.351 16.5218 13.8173 16.5218 13.8173C16.5218 13.8173 15.2741 16.0433 15.155 16.0433C15.0367 16.0433 5.52778 12.5534 3.26903 15.5619C1.84233 17.9683 1.90227 18.0889 1.4267 21.6994C0.594656 24.8276 0.179028 24.4667 0 21.6395C0.0591501 21.158 0.0591501 16.8258 0.0599388 15.2609Z" koffice:nodeTypes="cccccccccccc"/>
                <draw:path draw:style-name="gr22" draw:id="shape99" draw:name="path705" draw:layer="g1267" svg:width="16.52181086118pt" svg:height="23.90548153889pt" draw:transform="matrix(0.09494797646 0.14133609059 -0.17060149166 0.04384738803 143.96822314702pt 42.83857856689pt)" svg:viewBox="0 0 17 24" svg:d="M0.0599388 15.2609C0.296539 11.3502 3.32818 10.147 8.2613 11.8923C8.67772 12.1326 9.03419 11.4109 8.91511 11.3502C1.01028 7.13932 0.875422 -1.74474 13.5343 0.301619C15.4358 0.902832 11.8821 2.02941 9.25029 2.52204C5.68551 2.97794 4.45755 5.51453 11.5303 10.147C13.0753 11.351 16.5218 13.8173 16.5218 13.8173C16.5218 13.8173 15.2741 16.0433 15.155 16.0433C15.0367 16.0433 5.52778 12.5534 3.26903 15.5619C1.84233 17.9683 1.90227 18.0889 1.4267 21.6994C0.594656 24.8276 0.179028 24.4667 0 21.6395C0.0591501 21.158 0.0591501 16.8258 0.0599388 15.2609Z" koffice:nodeTypes="cccccccccccc"/>
                <draw:path draw:style-name="gr22" draw:id="shape100" draw:name="path706" draw:layer="g1267" svg:width="16.52181086118pt" svg:height="23.90548153889pt" draw:transform="matrix(0.08248791888 0.14802209234 -0.17381889914 0.03086900034 144.20533406802pt 43.94626100778pt)" svg:viewBox="0 0 17 24" svg:d="M0.0599388 15.2609C0.296539 11.3502 3.32818 10.147 8.2613 11.8923C8.67772 12.1326 9.03419 11.4109 8.91511 11.3502C1.01028 7.13932 0.875422 -1.74474 13.5343 0.301619C15.4358 0.902832 11.8821 2.02941 9.25029 2.52204C5.68551 2.97794 4.45755 5.51453 11.5303 10.147C13.0753 11.351 16.5218 13.8173 16.5218 13.8173C16.5218 13.8173 15.2741 16.0433 15.155 16.0433C15.0367 16.0433 5.52778 12.5534 3.26903 15.5619C1.84233 17.9683 1.90227 18.0889 1.4267 21.6994C0.594656 24.8276 0.179028 24.4667 0 21.6395C0.0591501 21.158 0.0591501 16.8258 0.0599388 15.2609Z" koffice:nodeTypes="cccccccccccc"/>
              </draw:g>
              <draw:g draw:style-name="gr1" draw:id="shape101" draw:name="g711" svg:y="0.00000000000pt">
                <draw:path draw:style-name="gr22" draw:id="shape102" draw:name="path701" draw:layer="g1267" svg:width="16.40215092707pt" svg:height="26.14899158216pt" draw:transform="matrix(0.04748993769 0.16090754295 -0.17687437701 -0.00389740235 152.20034619891pt 42.35355265883pt)" svg:viewBox="0 0 16 26" svg:d="M1.88255e-07 17.4021C0.235742 13.5459 3.25638 12.3595 8.17161 14.0805C8.58651 14.3175 8.9417 13.6058 8.82304 13.5459C0.946898 9.39377 -2.56487 -1.77633 10.0481 0.241506C11.9427 0.834337 8.34213 1.92867 5.71989 2.41443C2.16804 2.86397 4.38166 7.79163 11.4288 12.3595C12.9682 13.5467 16.4022 15.9787 16.4022 15.9787C16.4022 15.9787 15.159 18.1736 15.0403 18.1736C14.9225 18.1736 5.448 14.7324 3.19745 17.6989C1.77592 20.0718 3.73808 20.4135 3.26424 23.9736C2.43522 27.0582 2.0211 26.7024 1.84272 23.9146C2.45879 21.9731 -0.000785618 18.9452 1.88255e-07 17.4021Z" koffice:nodeTypes="cccccccccccc"/>
                <draw:path draw:style-name="gr22" draw:id="shape103" draw:name="path702" draw:layer="g1267" svg:width="18.15682302953pt" svg:height="28.48107229438pt" draw:transform="matrix(0.03682425502 0.16333461261 -0.17628363830 -0.01406298600 152.00504118673pt 43.28867687785pt)" svg:viewBox="0 0 18 28" svg:d="M2.12961e-07 17.6055C0.241043 13.6536 3.32961 12.4377 8.35536 14.2015C8.7796 14.4443 9.14277 13.7149 9.02144 13.6536C0.96819 9.39837 4.04229 -1.81595 16.9389 0.251987C18.8761 0.85954 18.5017 1.55101 15.8205 2.04883C12.1888 2.50954 4.48019 7.75644 11.6858 12.4377C13.2598 13.6544 16.771 16.1468 16.771 16.1468C16.771 16.1468 15.4999 18.3962 15.3786 18.3962C15.258 18.3962 5.57051 14.8695 3.26935 17.9097C1.81586 20.3415 4.14996 22.6031 3.66546 26.2517C2.8178 29.4129 2.39436 29.0482 2.21197 26.1912C2.27223 25.7046 -0.000803264 19.1869 2.12961e-07 17.6055Z" koffice:nodeTypes="cccccccccccc"/>
                <draw:path draw:style-name="gr22" draw:id="shape104" draw:name="path703" draw:layer="g1267" svg:width="18.75668552965pt" svg:height="25.84358360505pt" draw:transform="matrix(0.02266092922 0.16557603593 -0.17450338657 -0.02728135632 150.81517685222pt 44.27744232868pt)" svg:viewBox="0 0 19 26" svg:d="M6.7708e-08 11.9338C0.238458 7.94984 3.2939 6.72407 8.26576 8.50213C8.68545 8.74696 9.04472 8.01165 8.9247 7.94984C0.957808 3.66004 6.82706 -1.74978 18.4543 0.547216C19.7157 0.709893 16.7891 2.30738 14.1366 2.80924C10.5438 3.27368 4.43215 2.0048 11.5605 6.72407C13.1176 7.95065 16.5911 10.4632 16.5911 10.4632C16.5911 10.4632 15.3337 12.7309 15.2136 12.7309C15.0944 12.7309 5.51077 9.17561 3.23429 12.2404C1.79639 14.692 8.85475 19.918 8.37545 23.5961C7.53687 26.783 7.11798 26.4153 6.93755 23.5351C6.99716 23.0446 -0.000794794 13.528 6.7708e-08 11.9338Z" koffice:nodeTypes="cccccccccccc"/>
              </draw:g>
            </draw:g>
            <draw:g draw:style-name="gr1" draw:id="shape105" draw:name="g880" svg:y="17.90708048269pt">
              <draw:rect draw:style-name="gr21" draw:id="shape106" draw:name="rect668" draw:layer="g1267" svg:width="2.29087448000pt" svg:height="19.35162640000pt" draw:transform="matrix(0.25198421000 0.00000000000 0.00000000000 0.25198421000 166.52194484457pt 44.85135876511pt)" svg:rx="1.14543724000pt" svg:ry="0.54256563200pt"/>
              <draw:g draw:style-name="gr1" draw:id="shape107" draw:name="g722" svg:y="0.00000000000pt">
                <draw:path draw:style-name="gr18" draw:id="shape108" draw:name="path671" draw:layer="g1267" svg:width="12.20890133333pt" svg:height="9.22539377778pt" draw:transform="matrix(0.71293768487 -0.31332870540 -0.76805506728 0.23894779303 163.48445726698pt 47.22466601053pt)" svg:viewBox="0 0 12 9" svg:d="M5.98745 2.23548L0 0L12.2089 9.22539L9.86879 4.89213Z" koffice:nodeTypes="ccccc"/>
                <draw:path draw:style-name="gr18" draw:id="shape109" draw:name="path672" draw:layer="g1267" svg:width="10.32256000000pt" svg:height="6.58982400000pt" draw:transform="matrix(0.78802496431 -0.08217298725 -0.81257001080 -0.00447640885 162.61129930693pt 45.97684463861pt)" svg:viewBox="0 0 10 7" svg:d="M4.31597 0L0 0.226368L10.3226 6.58982L8.22554 2.74995Z" koffice:nodeTypes="ccccc"/>
                <draw:path draw:style-name="gr18" draw:id="shape110" draw:name="path673" draw:layer="g1267" svg:width="7.50478628571pt" svg:height="6.85674057143pt" draw:transform="matrix(-0.59161478934 -0.47598503517 0.53599847918 0.55006415193 167.74143027299pt 45.72724040658pt)" svg:viewBox="0 0 8 7" svg:d="M0 0L3.84351 5.85911L7.50479 6.85674L4.53932 2.92955Z" koffice:nodeTypes="ccccc"/>
                <draw:path draw:style-name="gr18" draw:id="shape111" draw:name="path674" draw:layer="g1267" svg:width="14.04804114286pt" svg:height="17.84035555556pt" draw:transform="matrix(-0.78303837893 -0.11448728886 0.78041766224 0.20388140301 168.16474910141pt 45.18086233269pt)" svg:viewBox="0 0 14 18" svg:d="M0 0L14.048 17.8404L8.70289 7.90073L5.92213 3.84683Z" koffice:nodeTypes="ccccc"/>
                <draw:path draw:style-name="gr18" draw:id="shape112" draw:name="path675" draw:layer="g1267" svg:width="19.48303157895pt" svg:height="14.85634560000pt" draw:transform="matrix(0.71908611683 0.30171614462 -0.68960810174 -0.38710951672 162.16499069031pt 44.38187272309pt)" svg:viewBox="0 0 19 15" svg:d="M10.1263 5.183L0 0L19.483 14.8563L16.3965 9.97588Z" koffice:nodeTypes="ccccc"/>
                <draw:path draw:style-name="gr18" draw:id="shape113" draw:name="path676" draw:layer="g1267" svg:width="14.50039314286pt" svg:height="10.32275781818pt" draw:transform="matrix(0.51248695792 0.54537215426 -0.44598711333 -0.61177662953 163.68567597295pt 42.89772186331pt)" svg:viewBox="0 0 15 10" svg:d="M4.25812 0.945478L0 0L14.5004 10.3228L11.6019 5.83561Z" koffice:nodeTypes="ccccc"/>
                <draw:path draw:style-name="gr18" draw:id="shape114" draw:name="path677" draw:layer="g1267" svg:width="19.97212631579pt" svg:height="16.53916611765pt" draw:transform="matrix(0.08507817291 0.71035867453 0.01131777431 -0.73178821494 164.98257949682pt 42.31585252211pt)" svg:viewBox="0 0 20 17" svg:d="M10.9908 7.68566L0 0L19.9721 16.5392L19.3652 13.9115Z" koffice:nodeTypes="ccccc"/>
                <draw:path draw:style-name="gr18" draw:id="shape115" draw:name="path678" draw:layer="g1267" svg:width="9.69831040000pt" svg:height="11.07456533333pt" draw:transform="matrix(-0.39103731141 0.62164596146 0.48320950101 -0.58839978896 167.00279019618pt 44.07080141919pt)" svg:viewBox="0 0 10 11" svg:d="M0 0L8.3511 11.0746L9.69831 9.07638L6.11364 4.19619Z" koffice:nodeTypes="ccccc"/>
                <draw:path draw:style-name="gr18" draw:id="shape116" draw:name="path679" draw:layer="g1267" svg:width="12.97920000000pt" svg:height="15.81066666667pt" draw:transform="matrix(-0.60166917047 0.46564945983 0.67589521627 -0.40625526515 167.70007347210pt 44.27528142206pt)" svg:viewBox="0 0 13 16" svg:d="M0 0L12.9792 15.8107L10.192 9.45355L4.75904 2.62005Z" koffice:nodeTypes="ccccc"/>
                <draw:path draw:style-name="gr18" draw:id="shape117" draw:name="path680" draw:layer="g1267" svg:width="9.54138240000pt" svg:height="13.41425828571pt" draw:transform="matrix(-0.76529862610 0.18811781830 0.80405212073 -0.10578551582 167.68646497022pt 44.73734253143pt)" svg:viewBox="0 0 10 13" svg:d="M0 0L9.54138 13.4143L9.45542 9.30306L5.1028 3.82929Z" koffice:nodeTypes="ccccc"/>
                <draw:path draw:style-name="gr18" draw:id="shape118" draw:name="path681" draw:layer="g1267" svg:width="4.93620480000pt" svg:height="5.22650880000pt" draw:transform="matrix(0.51540783886 -0.54313455548 -0.59885597177 0.49467706368 166.38802547000pt 46.06104347385pt)" svg:viewBox="0 0 5 5" svg:d="M0 0L1.56591 3.48434L4.9362 5.22651L3.50542 2.46194Z" koffice:nodeTypes="ccccc"/>
                <draw:path draw:style-name="gr18" draw:id="shape119" draw:name="path682" draw:layer="g1267" svg:width="5.62648320000pt" svg:height="5.40740266667pt" draw:transform="matrix(0.37860988276 -0.26107474817 -0.40788038519 0.19909825075 166.51843950563pt 45.56821189640pt)" svg:viewBox="0 0 6 5" svg:d="M0 0L0 4.38972L5.62648 5.4074L4.08196 2.49105Z" koffice:nodeTypes="ccccc"/>
                <draw:path draw:style-name="gr18" draw:id="shape120" draw:name="path683" draw:layer="g1267" svg:width="5.62648320000pt" svg:height="5.40740266667pt" draw:transform="matrix(-0.38188499344 -0.29359804836 0.30496307771 0.32771860688 167.39594245870pt 45.39288605772pt)" svg:viewBox="0 0 6 5" svg:d="M0 0L0 4.38972L5.62648 5.4074L4.08196 2.49105Z" koffice:nodeTypes="ccccc"/>
                <draw:path draw:style-name="gr18" draw:id="shape121" draw:name="path684" draw:layer="g1267" svg:width="5.62648320000pt" svg:height="5.40740266667pt" draw:transform="matrix(0.42480736139 0.23172912978 -0.40268875486 -0.28274716218 166.25456133473pt 45.10261883415pt)" svg:viewBox="0 0 6 5" svg:d="M0 0L0 4.38972L5.62648 5.4074L4.08196 2.49105Z" koffice:nodeTypes="ccccc"/>
                <draw:path draw:style-name="gr18" draw:id="shape122" draw:name="path685" draw:layer="g1267" svg:width="12.10399507692pt" svg:height="15.32170666667pt" draw:transform="matrix(-0.46737549962 0.16966270959 0.50113231366 -0.12543179327 167.15118301948pt 44.90536679067pt)" svg:viewBox="0 0 12 15" svg:d="M0 0L12.104 15.3217L4.24566 4.23671L3.71302 2.65199Z" koffice:nodeTypes="ccccc"/>
                <draw:path draw:style-name="gr18" draw:id="shape123" draw:name="path686" draw:layer="g1267" svg:width="8.52640000000pt" svg:height="10.10690327273pt" draw:transform="matrix(-0.15218799256 0.70120831415 0.25130703312 -0.69597944880 166.62203640833pt 44.31021823297pt)" svg:viewBox="0 0 9 10" svg:d="M0 0L8.5264 10.1069L5.16256 5.45987L3.74539 2.51522Z" koffice:nodeTypes="ccccc"/>
                <draw:path draw:style-name="gr18" draw:id="shape124" draw:name="path687" draw:layer="g1267" svg:width="15.79424426667pt" svg:height="13.87835569231pt" draw:transform="matrix(0.53706767415 0.52583591929 -0.47367042430 -0.59465845479 164.56463426415pt 44.58570437704pt)" svg:viewBox="0 0 16 14" svg:d="M11.8457 10.4067L0 0L14.9898 13.8784L15.7942 13.1179Z" koffice:nodeTypes="ccccc"/>
                <draw:path draw:style-name="gr18" draw:id="shape125" draw:name="path698" draw:layer="g1267" svg:width="5.62648320000pt" svg:height="5.40740266667pt" draw:transform="matrix(0.49487036666 -0.22099095502 -0.53312897164 0.16853005224 166.23467103283pt 45.71704289514pt)" svg:viewBox="0 0 6 5" svg:d="M0 0L0 4.38972L5.62648 5.4074L4.08196 2.49105Z" koffice:nodeTypes="ccccc"/>
              </draw:g>
            </draw:g>
          </draw:g>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15:36</dc:date>
    <meta:creation-date>2011-05-22T06:10:34</meta:creation-date>
    <dc:creator>Yue Liu</dc:creator>
  </office:meta>
</office:document-meta>
</file>